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b734" officeooo:paragraph-rsid="0019b734"/>
    </style:style>
    <style:style style:name="P2" style:family="paragraph" style:parent-style-name="Standard">
      <style:text-properties officeooo:rsid="001a0a03" officeooo:paragraph-rsid="001a0a03"/>
    </style:style>
    <style:style style:name="P3" style:family="paragraph" style:parent-style-name="Standard">
      <style:text-properties officeooo:rsid="00202762" officeooo:paragraph-rsid="00202762"/>
    </style:style>
    <style:style style:name="T1" style:family="text">
      <style:text-properties officeooo:rsid="001a0a03"/>
    </style:style>
    <style:style style:name="T2" style:family="text">
      <style:text-properties officeooo:rsid="001c9741"/>
    </style:style>
    <style:style style:name="T3" style:family="text">
      <style:text-properties officeooo:rsid="001e22ac"/>
    </style:style>
    <style:style style:name="T4" style:family="text">
      <style:text-properties officeooo:rsid="001eda4d"/>
    </style:style>
    <style:style style:name="T5" style:family="text">
      <style:text-properties officeooo:rsid="00210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 PRACTICA 0.</text:p>
      <text:p text:style-name="P1"/>
      <text:p text:style-name="P1">1,-</text:p>
      <text:p text:style-name="P1"><text:tab/>a) para indicar la cola a la que queremos mandar el trabajo</text:p>
      <text:p text:style-name="P1"><text:tab/>b) con qstat y el identificador del trabajo que hemos mandado.</text:p>
      <text:p text:style-name="P1"><text:tab/>c) comprobando el fichero de salida que tenga el nombre del fichero con una e</text:p>
      <text:p text:style-name="P1"><text:tab/>d) comprobando el fichero de salida que tenga el nombre del fichero con una o</text:p>
      <text:p text:style-name="P1"><text:tab/>e) porque la maquina de atcgrid tiene 6 nucleos (en dos maquinas) y cada nucleo puede <text:tab/>ejecutar 2 hebras que hacen el total de 12 hebras por procesador que hacen el total de 24.</text:p>
      <text:p text:style-name="P1">2.- </text:p>
      <text:p text:style-name="P1"><text:tab/>a) porque dentro del propio programa se especifica la cola con #PBS -q ac </text:p>
      <text:p text:style-name="P1"><text:tab/>b) <text:span text:style-name="T2">Lo ejecuta 4 veces, la primera iteracion con 12 como numero de hebras, la segunda con 6, <text:tab/>la tercera con 3 y la ultima con 1.</text:span></text:p>
      <text:p text:style-name="P1"><text:span text:style-name="T1"><text:tab/>c) Se imprime 1 por cada Hilo, por lo tanto en la primera ejecucion aparecen 12, luego 6, <text:tab/>luego 3 y luego 1.</text:span></text:p>
      <text:p text:style-name="P2"><text:span text:style-name="T4">4</text:span>.-</text:p>
      <text:p text:style-name="P2"><text:tab/><text:span text:style-name="T3">a) 2 cores fisicos y 2 cores logicos mas, que hacen un total de 4.</text:span></text:p>
      <text:p text:style-name="P2"><text:tab/><text:span text:style-name="T4">b) 6 fisicos y 6 logicos mas, que hacen un total de 12</text:span></text:p>
      <text:p text:style-name="P3">5.-</text:p>
      <text:p text:style-name="P3"><text:tab/>a) El tiempo que ha tardado en ejecutarse lo que tengamos en el interior de las dos llamadas <text:tab/>a la funcion clock_gettime. <text:span text:style-name="T5">Devuelve por referencia una struct de tipo timespec</text:span></text:p>
      <text:p text:style-name="P3"><text:tab/><text:span text:style-name="T5">b) la funcion en si, es la misma ya que son dos for recorriendo los vectores, lo que si que <text:tab/>cambia es la medicion del tiempo que utilizamos funciones diference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51:13.614884218</meta:creation-date>
    <dc:date>2017-03-02T13:23:16.992102594</dc:date>
    <meta:editing-duration>PT1H2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246" meta:character-count="1257" meta:non-whitespace-character-count="1009"/>
  </office:meta>
</office:document-meta>
</file>